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4654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0.628in"/>
    </style:style>
    <style:style style:name="co6" style:family="table-column">
      <style:table-column-properties fo:break-before="auto" style:column-width="4.189in"/>
    </style:style>
    <style:style style:name="co7" style:family="table-column">
      <style:table-column-properties fo:break-before="auto" style:column-width="0.659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Excel_20_Built-in_20_Explanatory_20_Text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Explanatory_20_Text" style:data-style-name="N1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Explanatory_20_Text" style:data-style-name="N2">
      <style:table-cell-properties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Explanatory_20_Text"/>
        <table:table-column table:style-name="co2" table:default-cell-style-name="Excel_20_Built-in_20_Explanatory_20_Text"/>
        <table:table-column table:style-name="co3" table:number-columns-repeated="2" table:default-cell-style-name="Excel_20_Built-in_20_Explanatory_20_Text"/>
        <table:table-column table:style-name="co4" table:default-cell-style-name="Excel_20_Built-in_20_Explanatory_20_Text"/>
        <table:table-column table:style-name="co5" table:default-cell-style-name="Excel_20_Built-in_20_Explanatory_20_Text"/>
        <table:table-column table:style-name="co6" table:default-cell-style-name="Excel_20_Built-in_20_Explanatory_20_Text"/>
        <table:table-column table:style-name="co7" table:number-columns-repeated="1017" table:default-cell-style-name="Excel_20_Built-in_20_Explanatory_20_Text"/>
        <table:table-row table:style-name="ro1">
          <table:table-cell table:style-name="ce1" office:value-type="string">
            <text:p>Member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Note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16 09:00</text:p>
          </table:table-cell>
          <table:table-cell office:value-type="string">
            <text:p>2025-12-16 18:00</text:p>
          </table:table-cell>
          <table:table-cell office:value-type="string">
            <text:p>09:00:00</text:p>
          </table:table-cell>
          <table:table-cell table:style-name="ce2" office:value-type="float" office:value="9">
            <text:p>9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16 09:00</text:p>
          </table:table-cell>
          <table:table-cell office:value-type="string">
            <text:p>2025-12-16 18:00</text:p>
          </table:table-cell>
          <table:table-cell office:value-type="string">
            <text:p>09:00:00</text:p>
          </table:table-cell>
          <table:table-cell table:style-name="ce2" office:value-type="float" office:value="9">
            <text:p>9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17 09:00</text:p>
          </table:table-cell>
          <table:table-cell office:value-type="string">
            <text:p>2025-12-17 18:00</text:p>
          </table:table-cell>
          <table:table-cell office:value-type="string">
            <text:p>09:00:00</text:p>
          </table:table-cell>
          <table:table-cell table:style-name="ce2" office:value-type="float" office:value="9">
            <text:p>9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17 09:07</text:p>
          </table:table-cell>
          <table:table-cell office:value-type="string">
            <text:p>2025-12-17 18:20</text:p>
          </table:table-cell>
          <table:table-cell office:value-type="string">
            <text:p>09:13:00</text:p>
          </table:table-cell>
          <table:table-cell table:style-name="ce3" office:value-type="float" office:value="9.22">
            <text:p>9.22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3</text:p>
          </table:table-cell>
          <table:table-cell/>
          <table:table-cell office:value-type="string">
            <text:p>2025-12-17 14:32</text:p>
          </table:table-cell>
          <table:table-cell office:value-type="string">
            <text:p>2025-12-22 09:33</text:p>
          </table:table-cell>
          <table:table-cell office:value-type="string">
            <text:p>115:01:15</text:p>
          </table:table-cell>
          <table:table-cell table:style-name="ce3" office:value-type="float" office:value="115.02">
            <text:p>115.02</text:p>
          </table:table-cell>
          <table:table-cell table:number-columns-repeated="1018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18 09:00</text:p>
          </table:table-cell>
          <table:table-cell office:value-type="string">
            <text:p>2025-12-18 18:30</text:p>
          </table:table-cell>
          <table:table-cell office:value-type="string">
            <text:p>09:30:00</text:p>
          </table:table-cell>
          <table:table-cell table:style-name="ce3" office:value-type="float" office:value="9.5">
            <text:p>9.50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18 09:06</text:p>
          </table:table-cell>
          <table:table-cell office:value-type="string">
            <text:p>2025-12-18 18:04</text:p>
          </table:table-cell>
          <table:table-cell office:value-type="string">
            <text:p>08:58:00</text:p>
          </table:table-cell>
          <table:table-cell table:style-name="ce3" office:value-type="float" office:value="8.97">
            <text:p>8.97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18 23:00</text:p>
          </table:table-cell>
          <table:table-cell office:value-type="string">
            <text:p>2025-12-18 23:30</text:p>
          </table:table-cell>
          <table:table-cell office:value-type="string">
            <text:p>00:30:00</text:p>
          </table:table-cell>
          <table:table-cell table:style-name="ce3" office:value-type="float" office:value="0.5">
            <text:p>0.50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19 09:00</text:p>
          </table:table-cell>
          <table:table-cell office:value-type="string">
            <text:p>2025-12-19 19:15</text:p>
          </table:table-cell>
          <table:table-cell office:value-type="string">
            <text:p>10:15:00</text:p>
          </table:table-cell>
          <table:table-cell table:style-name="ce3" office:value-type="float" office:value="10.25">
            <text:p>10.25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19 09:02</text:p>
          </table:table-cell>
          <table:table-cell office:value-type="string">
            <text:p>2025-12-19 17:02</text:p>
          </table:table-cell>
          <table:table-cell office:value-type="string">
            <text:p>08:00:00</text:p>
          </table:table-cell>
          <table:table-cell table:style-name="ce2" office:value-type="float" office:value="8">
            <text:p>8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22 08:58</text:p>
          </table:table-cell>
          <table:table-cell office:value-type="string">
            <text:p>2025-12-22 18:19</text:p>
          </table:table-cell>
          <table:table-cell office:value-type="string">
            <text:p>09:21:00</text:p>
          </table:table-cell>
          <table:table-cell table:style-name="ce3" office:value-type="float" office:value="9.35">
            <text:p>9.35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2 09:00</text:p>
          </table:table-cell>
          <table:table-cell office:value-type="string">
            <text:p>2025-12-22 19:10</text:p>
          </table:table-cell>
          <table:table-cell office:value-type="string">
            <text:p>10:10:00</text:p>
          </table:table-cell>
          <table:table-cell table:style-name="ce3" office:value-type="float" office:value="10.17">
            <text:p>10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3 08:50</text:p>
          </table:table-cell>
          <table:table-cell office:value-type="string">
            <text:p>2025-12-23 19:00</text:p>
          </table:table-cell>
          <table:table-cell office:value-type="string">
            <text:p>10:10:00</text:p>
          </table:table-cell>
          <table:table-cell table:style-name="ce3" office:value-type="float" office:value="10.17">
            <text:p>10.17</text:p>
          </table:table-cell>
          <table:table-cell table:number-columns-repeated="1018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23 08:52</text:p>
          </table:table-cell>
          <table:table-cell office:value-type="string">
            <text:p>2025-12-23 18:03</text:p>
          </table:table-cell>
          <table:table-cell office:value-type="string">
            <text:p>09:11:00</text:p>
          </table:table-cell>
          <table:table-cell table:style-name="ce3" office:value-type="float" office:value="9.18">
            <text:p>9.18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3 19:00</text:p>
          </table:table-cell>
          <table:table-cell office:value-type="string">
            <text:p>2025-12-23 19:55</text:p>
          </table:table-cell>
          <table:table-cell office:value-type="string">
            <text:p>00:55:00</text:p>
          </table:table-cell>
          <table:table-cell table:style-name="ce3" office:value-type="float" office:value="0.92">
            <text:p>0.92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24 08:37</text:p>
          </table:table-cell>
          <table:table-cell office:value-type="string">
            <text:p>2025-12-24 18:00</text:p>
          </table:table-cell>
          <table:table-cell office:value-type="string">
            <text:p>09:23:00</text:p>
          </table:table-cell>
          <table:table-cell table:style-name="ce3" office:value-type="float" office:value="9.38">
            <text:p>9.38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4 08:50</text:p>
          </table:table-cell>
          <table:table-cell office:value-type="string">
            <text:p>2025-12-24 13:30</text:p>
          </table:table-cell>
          <table:table-cell office:value-type="string">
            <text:p>04:40:00</text:p>
          </table:table-cell>
          <table:table-cell table:style-name="ce3" office:value-type="float" office:value="4.67">
            <text:p>4.6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6 08:50</text:p>
          </table:table-cell>
          <table:table-cell office:value-type="string">
            <text:p>2025-12-26 18:05</text:p>
          </table:table-cell>
          <table:table-cell office:value-type="string">
            <text:p>09:15:00</text:p>
          </table:table-cell>
          <table:table-cell table:style-name="ce3" office:value-type="float" office:value="9.25">
            <text:p>9.25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26 08:57</text:p>
          </table:table-cell>
          <table:table-cell office:value-type="string">
            <text:p>2025-12-26 17:00</text:p>
          </table:table-cell>
          <table:table-cell office:value-type="string">
            <text:p>08:03:00</text:p>
          </table:table-cell>
          <table:table-cell table:style-name="ce3" office:value-type="float" office:value="8.05">
            <text:p>8.05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29 08:50</text:p>
          </table:table-cell>
          <table:table-cell office:value-type="string">
            <text:p>2025-12-29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29 08:56</text:p>
          </table:table-cell>
          <table:table-cell office:value-type="string">
            <text:p>2025-12-29 18:03</text:p>
          </table:table-cell>
          <table:table-cell office:value-type="string">
            <text:p>09:07:00</text:p>
          </table:table-cell>
          <table:table-cell table:style-name="ce3" office:value-type="float" office:value="9.12">
            <text:p>9.12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30 08:50</text:p>
          </table:table-cell>
          <table:table-cell office:value-type="string">
            <text:p>2025-12-30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.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30 08:55</text:p>
          </table:table-cell>
          <table:table-cell office:value-type="string">
            <text:p>2025-12-30 18:10</text:p>
          </table:table-cell>
          <table:table-cell office:value-type="string">
            <text:p>09:15:00</text:p>
          </table:table-cell>
          <table:table-cell table:style-name="ce3" office:value-type="float" office:value="9.25">
            <text:p>9.25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5-12-31 08:50</text:p>
          </table:table-cell>
          <table:table-cell office:value-type="string">
            <text:p>2025-12-31 14:00</text:p>
          </table:table-cell>
          <table:table-cell office:value-type="string">
            <text:p>05:10:00</text:p>
          </table:table-cell>
          <table:table-cell table:style-name="ce3" office:value-type="float" office:value="5.17">
            <text:p>5.17</text:p>
          </table:table-cell>
          <table:table-cell office:value-type="string">
            <text:p>Task1ShouldBeIgnored.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5-12-31 08:51</text:p>
          </table:table-cell>
          <table:table-cell office:value-type="string">
            <text:p>2025-12-31 14:29</text:p>
          </table:table-cell>
          <table:table-cell office:value-type="string">
            <text:p>05:38:00</text:p>
          </table:table-cell>
          <table:table-cell table:style-name="ce3" office:value-type="float" office:value="5.63">
            <text:p>5.63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6-01-02 08:45</text:p>
          </table:table-cell>
          <table:table-cell office:value-type="string">
            <text:p>2026-01-02 18:00</text:p>
          </table:table-cell>
          <table:table-cell office:value-type="string">
            <text:p>09:15:00</text:p>
          </table:table-cell>
          <table:table-cell table:style-name="ce3" office:value-type="float" office:value="9.25">
            <text:p>9.25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2 08:50</text:p>
          </table:table-cell>
          <table:table-cell office:value-type="string">
            <text:p>2026-01-02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.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5 08:50</text:p>
          </table:table-cell>
          <table:table-cell office:value-type="string">
            <text:p>2026-01-05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6-01-05 08:53</text:p>
          </table:table-cell>
          <table:table-cell office:value-type="string">
            <text:p>2026-01-05 18:05</text:p>
          </table:table-cell>
          <table:table-cell office:value-type="string">
            <text:p>09:12:00</text:p>
          </table:table-cell>
          <table:table-cell table:style-name="ce3" office:value-type="float" office:value="9.2">
            <text:p>9.20</text:p>
          </table:table-cell>
          <table:table-cell office:value-type="string">
            <text:p>Task3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6-01-06 08:37</text:p>
          </table:table-cell>
          <table:table-cell office:value-type="string">
            <text:p>2026-01-06 18:07</text:p>
          </table:table-cell>
          <table:table-cell office:value-type="string">
            <text:p>09:30:00</text:p>
          </table:table-cell>
          <table:table-cell table:style-name="ce3" office:value-type="float" office:value="9.5">
            <text:p>9.50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6 08:50</text:p>
          </table:table-cell>
          <table:table-cell office:value-type="string">
            <text:p>2026-01-06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6 18:00</text:p>
          </table:table-cell>
          <table:table-cell office:value-type="string">
            <text:p>2026-01-06 18:30</text:p>
          </table:table-cell>
          <table:table-cell office:value-type="string">
            <text:p>00:30:00</text:p>
          </table:table-cell>
          <table:table-cell table:style-name="ce3" office:value-type="float" office:value="0.5">
            <text:p>0.50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7 08:50</text:p>
          </table:table-cell>
          <table:table-cell office:value-type="string">
            <text:p>2026-01-07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2</text:p>
          </table:table-cell>
          <table:table-cell/>
          <table:table-cell office:value-type="string">
            <text:p>2026-01-07 08:51</text:p>
          </table:table-cell>
          <table:table-cell office:value-type="string">
            <text:p>2026-01-07 18:20</text:p>
          </table:table-cell>
          <table:table-cell office:value-type="string">
            <text:p>09:29:00</text:p>
          </table:table-cell>
          <table:table-cell table:style-name="ce3" office:value-type="float" office:value="9.48">
            <text:p>9.48</text:p>
          </table:table-cell>
          <table:table-cell office:value-type="string">
            <text:p>Task2ShouldBeIgnored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8 08:50</text:p>
          </table:table-cell>
          <table:table-cell office:value-type="string">
            <text:p>2026-01-08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.</text:p>
          </table:table-cell>
          <table:table-cell table:number-columns-repeated="1017"/>
        </table:table-row>
        <table:table-row table:style-name="ro1">
          <table:table-cell office:value-type="string">
            <text:p>HumanWithName1</text:p>
          </table:table-cell>
          <table:table-cell/>
          <table:table-cell office:value-type="string">
            <text:p>2026-01-09 08:50</text:p>
          </table:table-cell>
          <table:table-cell office:value-type="string">
            <text:p>2026-01-09 18:00</text:p>
          </table:table-cell>
          <table:table-cell office:value-type="string">
            <text:p>09:10:00</text:p>
          </table:table-cell>
          <table:table-cell table:style-name="ce3" office:value-type="float" office:value="9.17">
            <text:p>9.17</text:p>
          </table:table-cell>
          <table:table-cell office:value-type="string">
            <text:p>Task1ShouldBeIgnore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" office:value-type="string">
            <text:p>Total</text:p>
          </table:table-cell>
          <table:table-cell table:style-name="ce1" office:value-type="string">
            <text:p>400:01:15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9">01/09/2026</text:date>, <text:time>16:4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09T16:45:55</dc:date>
    <meta:document-statistic meta:table-count="1" meta:cell-count="223" meta:object-count="0"/>
    <meta:generator>OpenOffice/4.1.16$Win32 OpenOffice.org_project/4116m3$Build-9816</meta:generator>
  </office:meta>
</office:document-meta>
</file>